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4.774cm" fo:margin-left="1.259cm" table:align="left"/>
    </style:style>
    <style:style style:name="Tabla1.A" style:family="table-column">
      <style:table-column-properties style:column-width="4.974cm"/>
    </style:style>
    <style:style style:name="Tabla1.B" style:family="table-column">
      <style:table-column-properties style:column-width="3.112cm"/>
    </style:style>
    <style:style style:name="Tabla1.C" style:family="table-column">
      <style:table-column-properties style:column-width="6.689cm"/>
    </style:style>
    <style:style style:name="Tabla1.A1" style:family="table-cell">
      <style:table-cell-properties fo:padding-left="0.191cm" fo:padding-right="0.191cm" fo:padding-top="0cm" fo:padding-bottom="0cm" fo:border="0.018cm solid #000000"/>
    </style:style>
    <style:style style:name="Tabla2" style:family="table">
      <style:table-properties style:width="15.836cm" fo:margin-left="0.587cm" table:align="left"/>
    </style:style>
    <style:style style:name="Tabla2.A" style:family="table-column">
      <style:table-column-properties style:column-width="15.836cm"/>
    </style:style>
    <style:style style:name="Tabla2.A1" style:family="table-cell">
      <style:table-cell-properties style:vertical-align="middle" fo:padding="0.501cm" fo:border="0.018cm solid #000000"/>
    </style:style>
    <style:style style:name="Tabla3" style:family="table">
      <style:table-properties style:width="14.499cm" fo:margin-left="0.097cm" table:align="left"/>
    </style:style>
    <style:style style:name="Tabla3.A" style:family="table-column">
      <style:table-column-properties style:column-width="2.268cm"/>
    </style:style>
    <style:style style:name="Tabla3.B" style:family="table-column">
      <style:table-column-properties style:column-width="2.549cm"/>
    </style:style>
    <style:style style:name="Tabla3.C" style:family="table-column">
      <style:table-column-properties style:column-width="2.282cm"/>
    </style:style>
    <style:style style:name="Tabla3.D" style:family="table-column">
      <style:table-column-properties style:column-width="5.495cm"/>
    </style:style>
    <style:style style:name="Tabla3.E" style:family="table-column">
      <style:table-column-properties style:column-width="1.905cm"/>
    </style:style>
    <style:style style:name="Tabla3.1" style:family="table-row">
      <style:table-row-properties style:keep-together="false" fo:keep-together="always"/>
    </style:style>
    <style:style style:name="Tabla3.A1" style:family="table-cell">
      <style:table-cell-properties fo:padding="0.097cm" fo:border="0.018cm solid #000000"/>
    </style:style>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fo:hyphenation-remain-char-count="0" fo:hyphenation-push-char-count="0"/>
    </style:style>
    <style:style style:name="P3" style:family="paragraph" style:parent-style-name="Text_20_body">
      <style:paragraph-properties fo:text-align="center" style:justify-single-word="false"/>
    </style:style>
    <style:style style:name="P4"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5" style:family="paragraph" style:parent-style-name="Text_20_body">
      <style:text-properties fo:font-size="10pt" fo:font-weight="bold" style:font-size-asian="10pt" style:font-weight-asian="bold" style:font-size-complex="10pt" style:font-weight-complex="bold"/>
    </style:style>
    <style:style style:name="P6" style:family="paragraph" style:parent-style-name="Text_20_body">
      <style:text-properties fo:font-size="10pt" style:font-size-asian="10pt" style:font-size-complex="10pt"/>
    </style:style>
    <style:style style:name="P7" style:family="paragraph" style:parent-style-name="TOC_20_1">
      <style:paragraph-properties>
        <style:tab-stops>
          <style:tab-stop style:position="16.981cm" style:type="right" style:leader-style="dotted" style:leader-text="."/>
        </style:tab-stops>
      </style:paragraph-properties>
    </style:style>
    <style:style style:name="P8" style:family="paragraph" style:parent-style-name="Normal">
      <style:paragraph-properties>
        <style:tab-stops>
          <style:tab-stop style:position="16.999cm" style:type="right" style:leader-style="dotted" style:leader-text="."/>
        </style:tab-stops>
      </style:paragraph-properties>
    </style:style>
    <style:style style:name="P9" style:family="paragraph" style:parent-style-name="Body_20_Text">
      <style:text-properties fo:letter-spacing="-0.009cm" fo:font-style="normal" style:font-style-asian="normal"/>
    </style:style>
    <style:style style:name="P10" style:family="paragraph" style:parent-style-name="Texto_20_Estándar">
      <style:paragraph-properties fo:margin-top="0cm" fo:margin-bottom="0.212cm" fo:text-align="justify" style:justify-single-word="false"/>
    </style:style>
    <style:style style:name="P11" style:family="paragraph" style:parent-style-name="Text_20_body">
      <style:paragraph-properties fo:margin-top="0.423cm" fo:margin-bottom="0cm"/>
    </style:style>
    <style:style style:name="P12" style:family="paragraph" style:parent-style-name="Text_20_body" style:list-style-name="L2"/>
    <style:style style:name="P13" style:family="paragraph" style:parent-style-name="Text_20_body" style:list-style-name="L2">
      <style:text-properties fo:color="#000000"/>
    </style:style>
    <style:style style:name="P14" style:family="paragraph" style:parent-style-name="Text_20_body" style:list-style-name="L3">
      <style:text-properties fo:font-size="10pt" style:font-size-asian="10pt" style:font-size-complex="10pt"/>
    </style:style>
    <style:style style:name="P15" style:family="paragraph" style:parent-style-name="Text_20_body" style:list-style-name="L4">
      <style:text-properties fo:font-size="10pt" style:font-size-asian="10pt" style:font-size-complex="10pt"/>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paragraph-properties fo:margin-left="0cm" fo:margin-right="0.212cm" fo:text-align="center" style:justify-single-word="false" fo:text-indent="0cm" style:auto-text-indent="false"/>
    </style:style>
    <style:style style:name="P19" style:family="paragraph" style:parent-style-name="Text_20_body">
      <style:paragraph-properties fo:margin-left="0cm" fo:margin-right="0.212cm" fo:text-align="center" style:justify-single-word="false" fo:text-indent="0cm" style:auto-text-indent="false"/>
      <style:text-properties fo:font-size="12pt" style:font-size-asian="12pt" style:font-size-complex="12pt"/>
    </style:style>
    <style:style style:name="P20" style:family="paragraph" style:parent-style-name="Normal" style:list-style-name="L1">
      <style:paragraph-properties fo:text-align="justify" style:justify-single-word="false" fo:orphans="2" fo:widows="2" fo:hyphenation-ladder-count="no-limit" style:vertical-align="auto"/>
      <style:text-properties fo:hyphenate="true" fo:hyphenation-remain-char-count="0" fo:hyphenation-push-char-count="0"/>
    </style:style>
    <style:style style:name="P21" style:family="paragraph" style:parent-style-name="Normal">
      <style:paragraph-properties fo:margin-left="0cm" fo:margin-right="0.212cm" fo:text-align="center" style:justify-single-word="false" fo:text-indent="0cm" style:auto-text-indent="false"/>
      <style:text-properties fo:font-size="12pt" style:font-size-asian="12pt" style:font-size-complex="12pt"/>
    </style:style>
    <style:style style:name="P22" style:family="paragraph" style:parent-style-name="Heading_20_1" style:master-page-name="MP2">
      <style:paragraph-properties style:page-number="auto" fo:break-before="page"/>
    </style:style>
    <style:style style:name="P23" style:family="paragraph" style:parent-style-name="Heading_20_1">
      <style:paragraph-properties fo:break-before="page"/>
    </style:style>
    <style:style style:name="P24" style:family="paragraph" style:parent-style-name="Contents_20_Heading">
      <style:paragraph-properties fo:break-before="page"/>
    </style:style>
    <style:style style:name="P25" style:family="paragraph" style:parent-style-name="TOC_20_1">
      <style:paragraph-properties>
        <style:tab-stops>
          <style:tab-stop style:position="17cm" style:type="right" style:leader-style="dotted" style:leader-text="."/>
        </style:tab-stops>
      </style:paragraph-properties>
    </style:style>
    <style:style style:name="P26" style:family="paragraph" style:parent-style-name="TOC_20_2">
      <style:paragraph-properties>
        <style:tab-stops>
          <style:tab-stop style:position="16.577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09cm" fo:font-style="normal" style:font-style-asian="normal"/>
    </style:style>
    <style:style style:name="T4" style:family="text">
      <style:text-properties fo:font-size="10pt" fo:background-color="#ffff00" style:font-size-asian="10pt"/>
    </style:style>
    <style:style style:name="T5" style:family="text">
      <style:text-properties fo:font-size="10pt" style:font-size-asian="10pt" style:font-size-complex="10pt"/>
    </style:style>
    <style:style style:name="T6" style:family="text">
      <style:text-properties fo:color="#000000"/>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min-label-width="0.499cm"/>
        <style:text-properties style:font-name="Symbol"/>
      </text:list-level-style-bullet>
      <text:list-level-style-bullet text:level="2" text:style-name="WW_5f_CharLFO1LVL2" text:bullet-char="">
        <style:list-level-properties text:space-before="0.499cm" text:min-label-width="0.499cm"/>
        <style:text-properties style:font-name="Symbol"/>
      </text:list-level-style-bullet>
      <text:list-level-style-bullet text:level="3" text:style-name="WW_5f_CharLFO1LVL3" text:bullet-char="">
        <style:list-level-properties text:space-before="0.999cm" text:min-label-width="0.499cm"/>
        <style:text-properties style:font-name="Symbol"/>
      </text:list-level-style-bullet>
      <text:list-level-style-bullet text:level="4" text:style-name="WW_5f_CharLFO1LVL4" text:bullet-char="">
        <style:list-level-properties text:space-before="1.498cm" text:min-label-width="0.499cm"/>
        <style:text-properties style:font-name="Symbol"/>
      </text:list-level-style-bullet>
      <text:list-level-style-bullet text:level="5" text:style-name="WW_5f_CharLFO1LVL5" text:bullet-char="">
        <style:list-level-properties text:space-before="1.997cm" text:min-label-width="0.499cm"/>
        <style:text-properties style:font-name="Symbol"/>
      </text:list-level-style-bullet>
      <text:list-level-style-bullet text:level="6" text:style-name="WW_5f_CharLFO1LVL6" text:bullet-char="">
        <style:list-level-properties text:space-before="2.496cm" text:min-label-width="0.499cm"/>
        <style:text-properties style:font-name="Symbol"/>
      </text:list-level-style-bullet>
      <text:list-level-style-bullet text:level="7" text:style-name="WW_5f_CharLFO1LVL7" text:bullet-char="">
        <style:list-level-properties text:space-before="2.995cm" text:min-label-width="0.499cm"/>
        <style:text-properties style:font-name="Symbol"/>
      </text:list-level-style-bullet>
      <text:list-level-style-bullet text:level="8" text:style-name="WW_5f_CharLFO1LVL8" text:bullet-char="">
        <style:list-level-properties text:space-before="3.494cm" text:min-label-width="0.499cm"/>
        <style:text-properties style:font-name="Symbol"/>
      </text:list-level-style-bullet>
      <text:list-level-style-bullet text:level="9" text:style-name="WW_5f_CharLFO1LVL9" text:bullet-char="">
        <style:list-level-properties text:space-before="3.994cm" text:min-label-width="0.499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2: Algo42full</text:p>
      <text:p text:style-name="P3">1er cuatrimestre, 2011</text:p>
      <text:p text:style-name="P3">(trabajo grupal)</text:p>
      <text:p text:style-name="Text_20_body"/>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18">Nombre</text:p>
          </table:table-cell>
          <table:table-cell table:style-name="Tabla1.A1" office:value-type="string">
            <text:p text:style-name="P18">Padrón</text:p>
          </table:table-cell>
          <table:table-cell table:style-name="Tabla1.A1" office:value-type="string">
            <text:p text:style-name="P18">email</text:p>
          </table:table-cell>
        </table:table-row>
        <table:table-row>
          <table:table-cell table:style-name="Tabla1.A1" office:value-type="string">
            <text:p text:style-name="P21">Aguilá Cudicio, Bárbara</text:p>
          </table:table-cell>
          <table:table-cell table:style-name="Tabla1.A1" office:value-type="string">
            <text:p text:style-name="P21">92071</text:p>
          </table:table-cell>
          <table:table-cell table:style-name="Tabla1.A1" office:value-type="string">
            <text:p text:style-name="P19">aguila.cudicio@gmail.com</text:p>
          </table:table-cell>
        </table:table-row>
        <table:table-row>
          <table:table-cell table:style-name="Tabla1.A1" office:value-type="string">
            <text:p text:style-name="P19">Dausá, Juan Ángel</text:p>
          </table:table-cell>
          <table:table-cell table:style-name="Tabla1.A1" office:value-type="string">
            <text:p text:style-name="P19">922267</text:p>
          </table:table-cell>
          <table:table-cell table:style-name="Tabla1.A1" office:value-type="string">
            <text:p text:style-name="P19">juandausa@gmail.com</text:p>
          </table:table-cell>
        </table:table-row>
        <table:table-row>
          <table:table-cell table:style-name="Tabla1.A1" office:value-type="string">
            <text:p text:style-name="P21">Zhang, Yi Cheng</text:p>
          </table:table-cell>
          <table:table-cell table:style-name="Tabla1.A1" office:value-type="string">
            <text:p text:style-name="P21">92333</text:p>
          </table:table-cell>
          <table:table-cell table:style-name="Tabla1.A1" office:value-type="string">
            <text:p text:style-name="P21">ricardo_zhang@hotmail.com</text:p>
          </table:table-cell>
        </table:table-row>
      </table:table>
      <text:p text:style-name="Normal"/>
      <text:table-of-content text:style-name="Sect1" text:name="_TOC0">
        <text:table-of-content-source text:outline-level="9">
          <text:index-title-template text:style-name="Contents_20_Heading">Índice de contenido</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4">Índice de contenido</text:p>
          </text:index-title>
          <text:p text:style-name="P25">Introducción<text:tab/>3</text:p>
          <text:p text:style-name="P26">Objetivo del trabajo<text:tab/>3</text:p>
          <text:p text:style-name="P26">Consigna<text:tab/>3</text:p>
          <text:p text:style-name="P25">Entregables<text:tab/>5</text:p>
          <text:p text:style-name="P26">Entrega<text:tab/>5</text:p>
          <text:p text:style-name="P26">Fechas de entrega<text:tab/>5</text:p>
          <text:p text:style-name="P26">Pruebas <text:tab/>6</text:p>
          <text:p text:style-name="P25">Documentación<text:tab/>7</text:p>
          <text:p text:style-name="P26">Supuestos<text:tab/>7</text:p>
          <text:p text:style-name="P26">Elección del modelo entre los disponibles del TP1<text:tab/>7</text:p>
          <text:p text:style-name="P26">Particularidades encontradas <text:s/>al transformar el modelo del TP1<text:tab/>7</text:p>
          <text:p text:style-name="P26">Modelo de dominio<text:tab/>7</text:p>
          <text:p text:style-name="P26">Diagramas de clases<text:tab/>7</text:p>
          <text:p text:style-name="P26">Detalles de implementación<text:tab/>8</text:p>
          <text:p text:style-name="P26">Excepciones<text:tab/>8</text:p>
          <text:p text:style-name="P26">Diagramas de secuencia<text:tab/>8</text:p>
          <text:p text:style-name="P26">Diagrama de estados<text:tab/>8</text:p>
          <text:p text:style-name="P26">Diagrama de paquetes<text:tab/>8</text:p>
          <text:p text:style-name="P25">Código fuente<text:tab/>8</text:p>
          <text:p text:style-name="P25">Checklist de corrección<text:tab/>9</text:p>
        </text:index-body>
      </text:table-of-content>
      <text:p text:style-name="P7"/>
      <text:p text:style-name="P7"/>
      <text:p text:style-name="P7"/>
      <text:p text:style-name="P8"/>
      <text:h text:style-name="P22" text:outline-level="1"><text:bookmark-start text:name="_Toc289970939"/><text:bookmark-start text:name="_Toc292969683"/>Introducción<text:bookmark-end text:name="_Toc289970939"/><text:bookmark-end text:name="_Toc292969683"/></text:h>
      <text:h text:style-name="Heading_20_2" text:outline-level="2"><text:bookmark-start text:name="_Toc289970940"/><text:bookmark-start text:name="_Toc292969684"/>Objetivo del trabajo<text:bookmark-end text:name="_Toc289970940"/><text:bookmark-end text:name="_Toc292969684"/></text:h>
      <text:p text:style-name="Text_20_body">Aplicar los conceptos enseñados en la materia a la resolución de un problema, trabajando en grupo utilizando Java o C#.</text:p>
      <text:h text:style-name="Heading_20_2" text:outline-level="2"><text:bookmark-start text:name="_Toc289970941"/><text:bookmark-start text:name="_Toc292969685"/>Consigna<text:bookmark-end text:name="_Toc289970941"/><text:bookmark-end text:name="_Toc292969685"/></text:h>
      <text:p text:style-name="Text_20_body"/>
      <text:p text:style-name="Text_20_body">Desarrollar la aplicación completa, incluyendo el modelo de clases, la interfaz con el usuario, con sus pruebas correspondientes, de un juego cuyas reglas se muestran a continuación, y se pedirá pruebas unitarias y de integración completas, y elementos de documentación que se detallan en este enunciado.</text:p>
      <text:p text:style-name="Text_20_body"/>
      <text:p text:style-name="No_20_Spacing"><text:span text:style-name="Emphasis"><text:span text:style-name="T1">Introducción</text:span></text:span></text:p>
      <text:p text:style-name="Body_20_Text"><text:span text:style-name="Default_20_Paragraph_20_Font"><text:span text:style-name="T3">La empresa Rezagos Militares Software Inc., creadora de grandes éxitos en el campo de juegos de v</text:span></text:span><text:span text:style-name="Default_20_Paragraph_20_Font"><text:span text:style-name="T3">i</text:span></text:span><text:span text:style-name="Default_20_Paragraph_20_Font"><text:span text:style-name="T3">deo, está encarando un proyecto para realizar un simulador de batall</text:span></text:span><text:span text:style-name="Default_20_Paragraph_20_Font"><text:span text:style-name="T3">a de aviones para ser utilizado como software de entrenamiento de la Fuerza Aérea Argentina y ha elegido a su grupo de trabajo para realizar el diseño y desarrollo de su nueva e innovadora idea.</text:span></text:span></text:p>
      <text:p text:style-name="P9"/>
      <text:p text:style-name="P9">El juego consiste en un arcade con scroll vertical, por donde se desplazará nuestro avión de combate.</text:p>
      <text:p text:style-name="P9"/>
      <text:p text:style-name="Body_20_Text"><text:span text:style-name="Default_20_Paragraph_20_Font"><text:span text:style-name="T3">Los escenarios deben tener 2 componentes principales: el fondo y los elementos móviles, como avi</text:span></text:span><text:span text:style-name="Default_20_Paragraph_20_Font"><text:span text:style-name="T3">o</text:span></text:span><text:span text:style-name="Default_20_Paragraph_20_Font"><text:span text:style-name="T3">nes enemigos, armas enemigas, objetos especiales, el avión del jugador y las armas del jugador.</text:span></text:span></text:p>
      <text:p text:style-name="P9"/>
      <text:p text:style-name="Body_20_Text"><text:span text:style-name="Default_20_Paragraph_20_Font"><text:span text:style-name="T3">El fondo no es más </text:span></text:span><text:span text:style-name="Default_20_Paragraph_20_Font"><text:span text:style-name="T3">que una imagen estática, que puede variar representando diferentes paisajes aér</text:span></text:span><text:span text:style-name="Default_20_Paragraph_20_Font"><text:span text:style-name="T3">e</text:span></text:span><text:span text:style-name="Default_20_Paragraph_20_Font"><text:span text:style-name="T3">os de nuestro país al cambiar los niveles.</text:span></text:span></text:p>
      <text:p text:style-name="P9"/>
      <text:p text:style-name="P10">A continuación se describe el enunciado general con las características funcionales de la aplicación a desarrollar:</text:p>
      <text:p text:style-name="P10"/>
      <table:table table:name="Tabla2" table:style-name="Tabla2">
        <table:table-column table:style-name="Tabla2.A"/>
        <table:table-row>
          <table:table-cell table:style-name="Tabla2.A1" office:value-type="string">
            <text:p text:style-name="Normal">Corre el año 2042 y nuestro país debe defenderse de una invasión extranjera que busca el control de las fuentes de agua potable de nuestras provincias. Nuestra flota aérea consta de 2 aviones, uno de los cuales no funciona por falta de mantenimiento. La flota extranjera es muy poderosa y está compuesta de miles de aviones que comienzan a sobrevolar nuestro territorio y amenazan con controlarlo por completo. Pero aun queda una esperanza si nuestro único avión (cuyo nombre clave es “Algo42”) pudiera llegar hasta el porta-aviones enemigo y arrojarse en picada sobre él, destruyendo el cuartel de control de los invasores.</text:p>
            <text:p text:style-name="Normal"/>
            <text:p text:style-name="Normal">Para cumplir con su cometido, el Algo42 deberá cumplir una serie de misiones. En cada misión se enfrentara a una flota distinta de aviones invasores. Las flotas de los enemigos están conformadas por distintos tipos de aviones. </text:p>
            <text:p text:style-name="Normal"/>
            <text:p text:style-name="Normal"><text:soft-page-break/>La cantidad de aviones de las flotas es variable (mínimo 15 aviones). Cada flota cuenta con un avión Guía que coordina al resto de los aviones de la flota. En caso de destruirse el avión Guía los demás aviones detienen sus disparos <text:s/>instantáneamente y huyen del campo de batalla.</text:p>
            <text:p text:style-name="Normal"/>
            <text:p text:style-name="Normal">Una implementación de una empresa competidora puede verse en el siguiente link, y sirve para entender la dinámica del juego:</text:p>
            <text:p text:style-name="Normal"><text:a xlink:type="simple" xlink:href="http://www.youtube.com/watch?v=xQIB-O0DZm4" office:target-frame-name="_top" xlink:show="replace"><text:span text:style-name="Hyperlink">http://www.youtube.com/watch?v=xQIB-O0DZm4</text:span></text:a></text:p>
            <text:p text:style-name="Normal">Los enemigos cuentan con los siguientes modelos de naves:</text:p>
            <text:p text:style-name="Normal"/>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style-name="Tabla3.1">
                  <table:table-cell table:style-name="Tabla3.A1" office:value-type="string">
                    <text:p text:style-name="Standard">Nombre</text:p>
                  </table:table-cell>
                  <table:table-cell table:style-name="Tabla3.A1" office:value-type="string">
                    <text:p text:style-name="Standard">Armas</text:p>
                  </table:table-cell>
                  <table:table-cell table:style-name="Tabla3.A1" office:value-type="string">
                    <text:p text:style-name="Standard">Estrategia de vuelo</text:p>
                  </table:table-cell>
                  <table:table-cell table:style-name="Tabla3.A1" office:value-type="string">
                    <text:p text:style-name="Standard">Observaciones</text:p>
                  </table:table-cell>
                  <table:table-cell table:style-name="Tabla3.A1" office:value-type="string">
                    <text:p text:style-name="Standard">Puntos por destrucción</text:p>
                  </table:table-cell>
                </table:table-row>
              </table:table-header-rows>
              <table:table-row table:style-name="Tabla3.1">
                <table:table-cell table:style-name="Tabla3.A1" office:value-type="string">
                  <text:p text:style-name="Standard">Avionetas</text:p>
                </table:table-cell>
                <table:table-cell table:style-name="Tabla3.A1" office:value-type="string">
                  <text:p text:style-name="Standard">Lasers</text:p>
                </table:table-cell>
                <table:table-cell table:style-name="Tabla3.A1" office:value-type="string">
                  <text:p text:style-name="Standard">Idas y vueltas en línea recta</text:p>
                </table:table-cell>
                <table:table-cell table:style-name="Tabla3.A1" office:value-type="string">
                  <text:p text:style-name="Standard">Son los aviones más rápidos.</text:p>
                </table:table-cell>
                <table:table-cell table:style-name="Tabla3.A1" office:value-type="string">
                  <text:p text:style-name="Standard">20</text:p>
                </table:table-cell>
              </table:table-row>
              <table:table-row table:style-name="Tabla3.1">
                <table:table-cell table:style-name="Tabla3.A1" office:value-type="string">
                  <text:p text:style-name="Standard">Bombarderos</text:p>
                </table:table-cell>
                <table:table-cell table:style-name="Tabla3.A1" office:value-type="string">
                  <text:p text:style-name="Standard">Lasers, cohetes y torpedos rastreadores</text:p>
                </table:table-cell>
                <table:table-cell table:style-name="Tabla3.A1" office:value-type="string">
                  <text:p text:style-name="Standard">Zig/Zag</text:p>
                </table:table-cell>
                <table:table-cell table:style-name="Tabla3.A1" office:value-type="string">
                  <text:p text:style-name="Standard">Son <text:s/>los más poderosos pero al mismo tiempo los más lentos. Al ser destruidos, el Algo42 puede tomar sus armas.</text:p>
                </table:table-cell>
                <table:table-cell table:style-name="Tabla3.A1" office:value-type="string">
                  <text:p text:style-name="Standard">30</text:p>
                </table:table-cell>
              </table:table-row>
              <table:table-row table:style-name="Tabla3.1">
                <table:table-cell table:style-name="Tabla3.A1" office:value-type="string">
                  <text:p text:style-name="Standard">Exploradores</text:p>
                </table:table-cell>
                <table:table-cell table:style-name="Tabla3.A1" office:value-type="string">
                  <text:p text:style-name="Standard">No tiene</text:p>
                </table:table-cell>
                <table:table-cell table:style-name="Tabla3.A1" office:value-type="string">
                  <text:p text:style-name="Standard">En círculos.</text:p>
                </table:table-cell>
                <table:table-cell table:style-name="Tabla3.A1" office:value-type="string">
                  <text:p text:style-name="Standard">Vuelan en círculos amplios recorriendo toda la superficie aérea, en búsqueda de chocar al Algo42.</text:p>
                </table:table-cell>
                <table:table-cell table:style-name="Tabla3.A1" office:value-type="string">
                  <text:p text:style-name="Standard">50</text:p>
                </table:table-cell>
              </table:table-row>
              <table:table-row table:style-name="Tabla3.1">
                <table:table-cell table:style-name="Tabla3.A1" office:value-type="string">
                  <text:p text:style-name="Standard">Cazas</text:p>
                </table:table-cell>
                <table:table-cell table:style-name="Tabla3.A1" office:value-type="string">
                  <text:p text:style-name="Standard">Torpedos simples</text:p>
                </table:table-cell>
                <table:table-cell table:style-name="Tabla3.A1" office:value-type="string">
                  <text:p text:style-name="Standard"><text:s/>En grupo formando una V</text:p>
                </table:table-cell>
                <table:table-cell table:style-name="Tabla3.A1" office:value-type="string">
                  <text:p text:style-name="Standard">Al ser destruido su tanque de energía pude ser tomado por Algo42.</text:p>
                </table:table-cell>
                <table:table-cell table:style-name="Tabla3.A1" office:value-type="string">
                  <text:p text:style-name="Standard">30</text:p>
                </table:table-cell>
              </table:table-row>
              <table:table-row table:style-name="Tabla3.1">
                <table:table-cell table:style-name="Tabla3.A1" office:value-type="string">
                  <text:p text:style-name="Standard">Cazas</text:p>
                  <text:p text:style-name="Standard">[¡¡NUEVO!!]</text:p>
                </table:table-cell>
                <table:table-cell table:style-name="Tabla3.A1" office:value-type="string">
                  <text:p text:style-name="Standard">Torpedos adaptables</text:p>
                </table:table-cell>
                <table:table-cell table:style-name="Tabla3.A1" office:value-type="string">
                  <text:p text:style-name="Standard"><text:s/>En grupo formando una V</text:p>
                </table:table-cell>
                <table:table-cell table:style-name="Tabla3.A1" office:value-type="string">
                  <text:p text:style-name="Standard">Al ser destruido su tanque de energía pude ser tomado por Algo42.</text:p>
                </table:table-cell>
                <table:table-cell table:style-name="Tabla3.A1" office:value-type="string">
                  <text:p text:style-name="Standard"><text:span text:style-name="Default_20_Paragraph_20_Font"><text:span text:style-name="T4">Quita la mitad de los puntos al Algo42</text:span></text:span></text:p>
                </table:table-cell>
              </table:table-row>
            </table:table>
            <text:p text:style-name="Normal"/>
            <text:p text:style-name="Normal">Por su parte el Algo42 es un avión escalable. En la versión base solo cuenta con lasers, pero puede escalar aumentado su poderío apropiándose de las armas y energía de los aviones que destruye.</text:p>
            <text:p text:style-name="Normal"/>
            <text:p text:style-name="Normal">Consideraciones generales:</text:p>
            <text:list xml:id="list22710813" text:style-name="L1">
              <text:list-item>
                <text:p text:style-name="P20">Todo avión tiene una fuente de energía, la cual disminuye a medida que es atacado. Cuando dicha energía llega a cero el avión es destruido.</text:p>
              </text:list-item>
              <text:list-item>
                <text:p text:style-name="P20">El Algo42 va sumando puntos para su misión a medida que destruye aviones <text:soft-page-break/>enemigos. Al llegar a 1000 puntos termina el nivel y pasa al siguiente.</text:p>
              </text:list-item>
              <text:list-item>
                <text:p text:style-name="P20">Los lasers no se gastan, pero los torpedos y cohetes sí.</text:p>
              </text:list-item>
              <text:list-item>
                <text:p text:style-name="P20">El espacio no esta vacío, además de las flotas enemigas hay aviones civiles (pasan en línea recta a poca velocidad, el Algo42 debe evitar destruirlos ó chocarlos, caso contrario pierde 300 puntos por cada avión civil destruido) y helicópteros de la policía federal (se mueven en círculos pero tienen orden de no disparar, también debe evitarse su destrucción o se pierden 200 puntos por cada helicóptero).</text:p>
              </text:list-item>
            </text:list>
          </table:table-cell>
        </table:table-row>
      </table:table>
      <text:p text:style-name="P10"/>
      <text:h text:style-name="Heading_20_1" text:outline-level="1"><text:bookmark-start text:name="_Toc292969686"/>Entregables<text:bookmark-end text:name="_Toc292969686"/></text:h>
      <text:p text:style-name="Text_20_body"/>
      <text:p text:style-name="Text_20_body">Se deberá desarrollar la aplicación completa, incluyendo la interfaz gráfica. Deberá poder grabarse los puntajes altos (los n mas altos, configurable) y grabar el estado del juego para retomarlo nuevamente en otro momento.</text:p>
      <text:p text:style-name="Text_20_body"/>
      <text:p text:style-name="Text_20_body">Deberá entregarse:</text:p>
      <text:p text:style-name="Text_20_body"/>
      <text:list xml:id="list22729728" text:style-name="L2">
        <text:list-item text:start-value="1">
          <text:p text:style-name="P12">todas las clases con sus métodos , organizados en paquetes/namespaces según criterio del alumno.</text:p>
        </text:list-item>
        <text:list-item>
          <text:p text:style-name="P12"><text:span text:style-name="Default_20_Paragraph_20_Font"><text:span text:style-name="T6">conjunto de pruebas unitarias que muestren el uso del modelo y su </text:span></text:span>correcto funcionamiento.</text:p>
        </text:list-item>
        <text:list-item>
          <text:p text:style-name="P13">documentación completa del código fuente</text:p>
        </text:list-item>
        <text:list-item>
          <text:p text:style-name="P12"><text:span text:style-name="Default_20_Paragraph_20_Font"><text:span text:style-name="T6">documentación completa del diseño de clases (ver siguientes secciones del enunciado</text:span></text:span>)</text:p>
        </text:list-item>
        <text:list-item>
          <text:p text:style-name="P12">la aplicación deberá poder correrse desde consola, para lo cual deberá proveerse el archivo de Ant o NAnt correspondiente.</text:p>
        </text:list-item>
      </text:list>
      <text:p text:style-name="Contents_20_3"/>
      <text:p text:style-name="Contents_20_3"/>
      <text:h text:style-name="Heading_20_2" text:outline-level="2"><text:bookmark-start text:name="_Toc289970942"/><text:bookmark-start text:name="_Toc292969687"/>Entrega<text:bookmark-end text:name="_Toc289970942"/><text:bookmark-end text:name="_Toc292969687"/></text:h>
      <text:p text:style-name="P11">Este documento se deberá completar con las secciones correspondientes.</text:p>
      <text:p text:style-name="P11">Deberá acordarse con su ayudante la forma de entrega de los elementos que se evaluarán.</text:p>
      <text:p text:style-name="P11"/>
      <text:h text:style-name="Heading_20_2" text:outline-level="2"><text:bookmark-start text:name="_Toc292969688"/>Fechas de entrega<text:bookmark-end text:name="_Toc292969688"/></text:h>
      <text:p text:style-name="Text_20_body"><text:span text:style-name="Default_20_Paragraph_20_Font"><text:span text:style-name="T1">Entrega 1</text:span></text:span> (semana del 24 de mayo de 2011): se deberá entregar la primer versión de la documentación con todos correspondientes y el modelo de datos con sus pruebas <text:soft-page-break/>unitarias.</text:p>
      <text:p text:style-name="Text_20_body"><text:span text:style-name="Default_20_Paragraph_20_Font"><text:span text:style-name="T1">Entrega final</text:span></text:span> (semana del 21 de junio de 2011): se deberá entregar la aplicación completa junto con la documentación revisada y corregida según los comentarios realizados por el ayudante asignado.</text:p>
      <text:p text:style-name="Contents_20_3"/>
      <text:h text:style-name="Heading_20_2" text:outline-level="2"><text:bookmark-start text:name="_Toc289970943"/><text:bookmark-start text:name="_Toc292969689"/>Pruebas<text:bookmark-end text:name="_Toc289970943"/><text:bookmark-end text:name="_Toc292969689"/> </text:h>
      <text:p text:style-name="Text_20_body"/>
      <text:p text:style-name="Text_20_body">Todas las clases deberán contar con sus pruebas unitarias <text:span text:style-name="Default_20_Paragraph_20_Font"><text:span text:style-name="T2">COMPLETAS</text:span></text:span>.</text:p>
      <text:p text:style-name="Text_20_body">La aplicación deberá contar con pruebas de integración <text:span text:style-name="Default_20_Paragraph_20_Font"><text:span text:style-name="T2">COMPLETAS</text:span></text:span>.</text:p>
      <text:p text:style-name="P2"/>
      <text:h text:style-name="Heading_20_1" text:outline-level="1"><text:bookmark-start text:name="_Toc292969690"/>Documentación<text:bookmark-end text:name="_Toc292969690"/></text:h>
      <text:p text:style-name="Text_20_body"/>
      <text:h text:style-name="Heading_20_2" text:outline-level="2"><text:bookmark-start text:name="_Toc289970944"/><text:bookmark-start text:name="_Toc292969691"/>Supuestos<text:bookmark-end text:name="_Toc289970944"/><text:bookmark-end text:name="_Toc292969691"/></text:h>
      <text:p text:style-name="Text_20_body">Por el momento los mismos que para El TP1</text:p>
      <text:h text:style-name="Heading_20_2" text:outline-level="2"/>
      <text:h text:style-name="Heading_20_2" text:outline-level="2"><text:bookmark-start text:name="_Toc292969692"/>Elección del modelo entre los disponibles del TP1<text:bookmark-end text:name="_Toc292969692"/></text:h>
      <text:p text:style-name="Text_20_body">Elejimos para comenzar el modelo de Barbara, ya que este era el más acabado de los tres.</text:p>
      <text:p text:style-name="Text_20_body">Los cambios que se hicieron fueron más que nada el manejo de ecepciones. </text:p>
      <text:p text:style-name="Text_20_body">Además se comenzó con el uso de iteradores al momento de recorrer estructaras de datos.</text:p>
      <text:p text:style-name="Text_20_body"/>
      <text:h text:style-name="Heading_20_2" text:outline-level="2">Particularidades encontradas <text:s/>al transformar el modelo del TP1</text:h>
      <text:p text:style-name="Text_20_body">Lo más molesto son las excepciones chequeadas. </text:p>
      <text:p text:style-name="Text_20_body">El uso del lenguaje es cómodo, solo hay que acostumbrarse a algunas cosas:</text:p>
      <text:list xml:id="list23220868" text:style-name="L5">
        <text:list-item>
          <text:p text:style-name="P17">Uso de genericidad.</text:p>
        </text:list-item>
        <text:list-item>
          <text:p text:style-name="P17">Nombres de mensajes sin espacios.</text:p>
        </text:list-item>
        <text:list-item>
          <text:p text:style-name="P17">En el encabezado debe ir el valor de retorno del método.</text:p>
        </text:list-item>
        <text:list-item>
          <text:p text:style-name="P17">En el encabezado debe explicitarse si el módulo lanza excepciones.</text:p>
        </text:list-item>
        <text:list-item>
          <text:p text:style-name="P17">Uso de iteradores para recorrer estructuras de datos.</text:p>
        </text:list-item>
        <text:list-item>
          <text:p text:style-name="P17">Uso de constructores.</text:p>
        </text:list-item>
      </text:list>
      <text:p text:style-name="Text_20_body">Algunas de las nombradas resultaron agradables a la hora de programar y otras por el contrario, un poco tediosas.</text:p>
      <text:p text:style-name="Text_20_body"/>
      <text:h text:style-name="Heading_20_2" text:outline-level="2"><text:bookmark-start text:name="_Toc289970946"/><text:bookmark-start text:name="_Toc292969693"/>Modelo de dominio<text:bookmark-end text:name="_Toc289970946"/><text:bookmark-end text:name="_Toc292969693"/></text:h>
      <text:p text:style-name="Text_20_body">[Explicar cómo se encaró el TP]</text:p>
      <text:p text:style-name="Text_20_body"/>
      <text:h text:style-name="Heading_20_2" text:outline-level="2"><text:bookmark-start text:name="_Toc289970947"/><text:bookmark-start text:name="_Toc292969694"/>Diagramas de clases<text:bookmark-end text:name="_Toc289970947"/><text:bookmark-end text:name="_Toc292969694"/></text:h>
      <text:p text:style-name="Text_20_body">[Uno o varios diagramas de clases, mostrando la relación estática entre las clases, pueden agregar todo el texto necesario para aclarar y explicar su diseño, recuerden que la idea de todo el documento es que quede documentado y entendible como está hecho el TP]</text:p>
      <text:p text:style-name="Text_20_body"/>
      <text:h text:style-name="Heading_20_2" text:outline-level="2"><text:bookmark-start text:name="_Toc289970948"/><text:bookmark-start text:name="_Toc292969695"/><text:soft-page-break/>Detalles de implementación<text:bookmark-end text:name="_Toc289970948"/><text:bookmark-end text:name="_Toc292969695"/></text:h>
      <text:p text:style-name="Text_20_body">[hay ciertas clases que puede resultar interesante como están implementadas internamente, en esta sección cuenten sobre esas clases]</text:p>
      <text:p text:style-name="Text_20_body"/>
      <text:h text:style-name="Heading_20_2" text:outline-level="2"><text:bookmark-start text:name="_Toc289970949"/><text:bookmark-start text:name="_Toc292969696"/>Excepciones<text:bookmark-end text:name="_Toc289970949"/><text:bookmark-end text:name="_Toc292969696"/></text:h>
      <text:p text:style-name="Text_20_body">[Explicar las excepciones creadas y con qué fin fueron creadas]</text:p>
      <text:p text:style-name="Text_20_body"/>
      <text:h text:style-name="Heading_20_2" text:outline-level="2"><text:bookmark-start text:name="_Toc289970950"/><text:bookmark-start text:name="_Toc292969697"/>Diagramas de secuencia<text:bookmark-end text:name="_Toc289970950"/><text:bookmark-end text:name="_Toc292969697"/></text:h>
      <text:p text:style-name="Text_20_body">[Mostrar las secuencias interesantes que hayan implementado. Pueden agregar texto para explicar si algo no queda claro]</text:p>
      <text:p text:style-name="Text_20_body"/>
      <text:h text:style-name="Heading_20_2" text:outline-level="2"><text:bookmark-start text:name="_Toc292969698"/>Diagrama de estados<text:bookmark-end text:name="_Toc292969698"/></text:h>
      <text:p text:style-name="Text_20_body">[Mostrar los estados generales de al aplicación]</text:p>
      <text:p text:style-name="Text_20_body"/>
      <text:h text:style-name="Heading_20_2" text:outline-level="2"><text:bookmark-start text:name="_Toc292969699"/>Diagrama de paquetes<text:bookmark-end text:name="_Toc292969699"/></text:h>
      <text:p text:style-name="Text_20_body">[Mostrar los paquetes en los cuales se organiza el código fuente]</text:p>
      <text:p text:style-name="Text_20_body"/>
      <text:h text:style-name="Heading_20_2" text:outline-level="2"/>
      <text:h text:style-name="Heading_20_1" text:outline-level="1"><text:bookmark-start text:name="_Toc289970951"/><text:bookmark-start text:name="_Toc292969700"/>Código fuente<text:bookmark-end text:name="_Toc289970951"/><text:bookmark-end text:name="_Toc292969700"/></text:h>
      <text:p text:style-name="Text_20_body">[Código fuente impreso de las clases del dominio (no pruebas). Consultar con su ayudante si el código se incluirá o no aquí]</text:p>
      <text:h text:style-name="Heading_20_1" text:outline-level="1"/>
      <text:h text:style-name="P23" text:outline-level="1"><text:bookmark-start text:name="_Toc289970952"/><text:bookmark-start text:name="_Toc292969701"/>Checklist de corrección<text:bookmark-end text:name="_Toc289970952"/><text:bookmark-end text:name="_Toc292969701"/></text:h>
      <text:p text:style-name="Text_20_body">Esta sección es para uso exclusivo de la cátedra, por favor no modificar.</text:p>
      <text:p text:style-name="Text_20_body"/>
      <text:p text:style-name="P4">Carpeta</text:p>
      <text:p text:style-name="P5">Generalidades</text:p>
      <text:list xml:id="list22734962" text:style-name="L3">
        <text:list-item>
          <text:p text:style-name="P14">¿Son correctos los supuestos y extensiones?</text:p>
        </text:list-item>
        <text:list-item>
          <text:p text:style-name="P14">¿Es prolija la presentación? (hojas del mismo tamaño, numeradas y con tipografía uniforme)</text:p>
        </text:list-item>
      </text:list>
      <text:p text:style-name="P5">Modelo</text:p>
      <text:list xml:id="list30300664" text:style-name="L3">
        <text:list-item text:start-value="1">
          <text:p text:style-name="P14">¿Está completo?¿Contempla la totalidad del problema?</text:p>
        </text:list-item>
        <text:list-item>
          <text:p text:style-name="P14">¿Respeta encapsulamiento?</text:p>
        </text:list-item>
        <text:list-item>
          <text:p text:style-name="P14">¿Hace un buen uso de excepciones?</text:p>
        </text:list-item>
        <text:list-item>
          <text:p text:style-name="P14">¿Utiliza polimorfismo en las situaciones esperadas?</text:p>
        </text:list-item>
      </text:list>
      <text:p text:style-name="P5"/>
      <text:p text:style-name="P4">Diagramas</text:p>
      <text:p text:style-name="P5">Diagrama de clases</text:p>
      <text:list xml:id="list30293626" text:style-name="L3">
        <text:list-item text:start-value="1">
          <text:p text:style-name="P14">¿Está completo?</text:p>
        </text:list-item>
        <text:list-item>
          <text:p text:style-name="P14">¿Está bien utilizada la notación?</text:p>
        </text:list-item>
      </text:list>
      <text:p text:style-name="P5">Diagramas de secuencia</text:p>
      <text:list xml:id="list30325313" text:style-name="L3">
        <text:list-item text:start-value="1">
          <text:p text:style-name="P14">¿Está completo?</text:p>
        </text:list-item>
        <text:list-item>
          <text:p text:style-name="P14">¿Es consistente con el diagrama de clases?</text:p>
        </text:list-item>
        <text:list-item>
          <text:p text:style-name="P14">¿Está bien utilizada la notación?</text:p>
        </text:list-item>
      </text:list>
      <text:p text:style-name="P5">Diagramas de estado</text:p>
      <text:list xml:id="list23297156" text:continue-numbering="true" text:style-name="L3">
        <text:list-item>
          <text:p text:style-name="P14">¿Está completo?</text:p>
        </text:list-item>
        <text:list-item>
          <text:p text:style-name="P14">¿Está bien utilizada la notación?</text:p>
        </text:list-item>
      </text:list>
      <text:p text:style-name="P6"/>
      <text:p text:style-name="P6"/>
      <text:p text:style-name="P4">Código</text:p>
      <text:p text:style-name="P5">Generalidades</text:p>
      <text:list xml:id="list22736991" text:style-name="L4">
        <text:list-item>
          <text:p text:style-name="P15">¿Respeta estándares de codificación?</text:p>
        </text:list-item>
        <text:list-item>
          <text:p text:style-name="P16"><text:span text:style-name="Default_20_Paragraph_20_Font"><text:span text:style-name="T5">¿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Body_20_Text" style:class="extra">
      <style:paragraph-properties fo:margin-top="0cm" fo:margin-bottom="0.212cm" fo:text-align="start" style:justify-single-word="false" fo:orphans="0" fo:widows="0" fo:hyphenation-ladder-count="no-limit" text:number-lines="false" text:line-number="0"/>
      <style:text-properties style:font-name="Times New Roman" fo:font-size="12pt" fo:language="es" fo:country="ES" fo:font-style="normal" style:font-name-asian="Lucida Sans Unicode" style:font-size-asian="12pt" style:font-style-asian="normal" style:font-name-complex="Tahoma" style:font-size-complex="12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ody_20_Text" style:display-name="Body Text" style:family="paragraph" style:parent-style-name="Normal">
      <style:paragraph-properties fo:text-align="justify" style:justify-single-word="false" fo:orphans="2" fo:widows="2" fo:hyphenation-ladder-count="no-limit" style:vertical-align="auto"/>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fo:hyphenate="true" fo:hyphenation-remain-char-count="0" fo:hyphenation-push-char-count="0"/>
    </style:style>
    <style:style style:name="Texto_20_Estándar" style:display-name="Texto Estándar" style:family="paragraph" style:parent-style-name="Normal">
      <style:paragraph-properties fo:margin-top="0.071cm" fo:margin-bottom="0.071cm" style:line-height-at-least="0.423cm" fo:orphans="2" fo:widows="2" fo:hyphenation-ladder-count="no-limit" style:vertical-align="auto"/>
      <style:text-properties style:font-name="Arial" fo:font-size="11pt" fo:letter-spacing="-0.009cm" style:letter-kerning="false" style:font-name-asian="Times New Roman" style:font-size-asian="11pt" style:language-asian="en" style:country-asian="US" style:font-name-complex="Times New Roman" style:font-size-complex="10pt" fo:hyphenate="tru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Hyperlink" style:family="text" style:parent-style-name="Default_20_Paragraph_20_Font">
      <style:text-properties fo:color="#9999ff"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parent-style-name="Default_20_Paragraph_20_Font">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style:style>
    <style:style style:name="Header_20_Char" style:display-name="Head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Symbol" fo:font-size="9pt" style:font-size-asian="9pt" style:font-name-complex="Webdings" style:font-size-complex="9pt"/>
    </style:style>
    <style:style style:name="WW_5f_CharLFO1LVL2" style:display-name="WW_CharLFO1LVL2" style:family="text">
      <style:text-properties style:font-name="Symbol" fo:font-size="9pt" style:font-size-asian="9pt" style:font-name-complex="Webdings" style:font-size-complex="9pt"/>
    </style:style>
    <style:style style:name="WW_5f_CharLFO1LVL3" style:display-name="WW_CharLFO1LVL3" style:family="text">
      <style:text-properties style:font-name="Symbol" fo:font-size="9pt" style:font-size-asian="9pt" style:font-name-complex="Webdings" style:font-size-complex="9pt"/>
    </style:style>
    <style:style style:name="WW_5f_CharLFO1LVL4" style:display-name="WW_CharLFO1LVL4" style:family="text">
      <style:text-properties style:font-name="Symbol" fo:font-size="9pt" style:font-size-asian="9pt" style:font-name-complex="Webdings" style:font-size-complex="9pt"/>
    </style:style>
    <style:style style:name="WW_5f_CharLFO1LVL5" style:display-name="WW_CharLFO1LVL5" style:family="text">
      <style:text-properties style:font-name="Symbol" fo:font-size="9pt" style:font-size-asian="9pt" style:font-name-complex="Webdings" style:font-size-complex="9pt"/>
    </style:style>
    <style:style style:name="WW_5f_CharLFO1LVL6" style:display-name="WW_CharLFO1LVL6" style:family="text">
      <style:text-properties style:font-name="Symbol" fo:font-size="9pt" style:font-size-asian="9pt" style:font-name-complex="Webdings" style:font-size-complex="9pt"/>
    </style:style>
    <style:style style:name="WW_5f_CharLFO1LVL7" style:display-name="WW_CharLFO1LVL7" style:family="text">
      <style:text-properties style:font-name="Symbol" fo:font-size="9pt" style:font-size-asian="9pt" style:font-name-complex="Webdings" style:font-size-complex="9pt"/>
    </style:style>
    <style:style style:name="WW_5f_CharLFO1LVL8" style:display-name="WW_CharLFO1LVL8" style:family="text">
      <style:text-properties style:font-name="Symbol" fo:font-size="9pt" style:font-size-asian="9pt" style:font-name-complex="Webdings" style:font-size-complex="9pt"/>
    </style:style>
    <style:style style:name="WW_5f_CharLFO1LVL9" style:display-name="WW_CharLFO1LVL9" style:family="text">
      <style:text-properties style:font-name="Symbol" fo:font-size="9pt" style:font-size-asian="9pt" style:font-name-complex="Webdings" style:font-size-complex="9pt"/>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Algoritmos y programación 3-TP 2: Algo3-Man <text:s/><text:page-number text:select-page="current">9</text:page-number>/<text:page-count>9</text:page-count></text:p>
      </style:footer>
    </style:master-page>
    <style:master-page style:name="MPF0" style:page-layout-name="Mpm3" style:next-style-name="MP0"/>
    <style:master-page style:name="MP1" style:page-layout-name="Mpm4">
      <style:footer>
        <text:p text:style-name="MP1">Algoritmos y programación 3 – 1C2011 - TP 1: Algo42 <text:s/><text:page-number text:select-page="current">9</text:page-number>/<text:page-count>9</text:page-count></text:p>
      </style:footer>
    </style:master-page>
    <style:master-page style:name="MP2" style:page-layout-name="Mpm4">
      <style:footer>
        <text:p text:style-name="MP1">Algoritmos y programación 3 – 1C2011 - TP 2: Algo42full <text:s/><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meta:initial-creator>Nicolás Martín Paez</meta:initial-creator>
    <meta:creation-date>2011-05-12T15:59:00Z</meta:creation-date>
    <dc:date>2011-05-26T03:17:14.88</dc:date>
    <meta:editing-cycles>9</meta:editing-cycles>
    <meta:editing-duration>PT55M38S</meta:editing-duration>
    <meta:document-statistic meta:table-count="3" meta:image-count="0" meta:object-count="0" meta:page-count="9" meta:paragraph-count="171" meta:word-count="1511" meta:character-count="9346"/>
    <meta:user-defined meta:name="Información 1"/>
    <meta:user-defined meta:name="Información 2"/>
    <meta:user-defined meta:name="Información 3"/>
    <meta:user-defined meta:name="Información 4"/>
    <meta:template xlink:type="simple" xlink:actuate="onRequest" xlink:title="" xlink:href="Normal"/>
  </office:meta>
</office:document-meta>
</file>